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svg:stroke-opacity="45%" draw:fill="solid" draw:fill-color="#000000" draw:opacity="25%" draw:textarea-vertical-align="middle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fill="bitmap" draw:fill-color="#ffffff" draw:fill-image-name="Empty" draw:textarea-horizontal-align="justify" draw:textarea-vertical-align="middle" draw:auto-grow-height="false" draw:shadow-offset-x="0.203cm" draw:shadow-offset-y="0.20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stroke-dash="Fine_20_Dotted" svg:stroke-width="0.051cm" draw:marker-start-width="0.254cm" draw:marker-end-width="0.254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381cm"/>
    </style:style>
    <style:style style:name="gr8" style:family="graphic" style:parent-style-name="standard">
      <style:graphic-properties draw:stroke="none" svg:stroke-color="#000000" draw:fill="none" draw:fill-color="#ffffff" fo:min-height="0.764cm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svg:stroke-color="#000000" draw:fill="none" draw:fill-color="#ffffff" fo:min-height="0.716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1.05cm"/>
    </style:style>
    <style:style style:name="gr13" style:family="graphic" style:parent-style-name="objectwithoutfill">
      <style:graphic-properties draw:marker-end="Arrow" draw:marker-end-width="0.203cm" draw:fill="none"/>
    </style:style>
    <style:style style:name="gr14" style:family="graphic" style:parent-style-name="standard">
      <style:graphic-properties draw:stroke="none" svg:stroke-color="#000000" draw:fill="none" draw:fill-color="#ffffff" fo:min-height="1.143cm"/>
    </style:style>
    <style:style style:name="gr15" style:family="graphic" style:parent-style-name="objectwithoutfill">
      <style:graphic-properties svg:stroke-color="#00ae00" draw:fill="none"/>
    </style:style>
    <style:style style:name="gr16" style:family="graphic" style:parent-style-name="standard">
      <style:graphic-properties svg:stroke-color="#00ae00" draw:fill="solid" draw:fill-color="#ffffff" draw:textarea-horizontal-align="justify" draw:textarea-vertical-align="middle" draw:auto-grow-height="false" draw:shadow="hidden"/>
    </style:style>
    <style:style style:name="gr17" style:family="graphic" style:parent-style-name="objectwithoutfill">
      <style:graphic-properties svg:stroke-width="0.025cm" svg:stroke-color="#00ae00" draw:marker-start-width="0.229cm" draw:marker-end-width="0.229cm" draw:fill="none" fo:padding-top="0.137cm" fo:padding-bottom="0.137cm" fo:padding-left="0.262cm" fo:padding-right="0.262cm"/>
    </style:style>
    <style:style style:name="gr18" style:family="graphic" style:parent-style-name="objectwithoutfill">
      <style:graphic-properties svg:stroke-color="#0047ff" draw:fill="none"/>
    </style:style>
    <style:style style:name="gr19" style:family="graphic" style:parent-style-name="objectwithoutfill">
      <style:graphic-properties svg:stroke-width="0.025cm" svg:stroke-color="#0047ff" draw:marker-start-width="0.229cm" draw:marker-end-width="0.229cm" draw:fill="none" fo:padding-top="0.137cm" fo:padding-bottom="0.137cm" fo:padding-left="0.262cm" fo:padding-right="0.262cm"/>
    </style:style>
    <style:style style:name="gr20" style:family="graphic" style:parent-style-name="objectwithoutfill">
      <style:graphic-properties svg:stroke-color="#0047ff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305cm"/>
    </style:style>
    <style:style style:name="gr22" style:family="graphic" style:parent-style-name="objectwithoutfill">
      <style:graphic-properties svg:stroke-color="#ff9966" draw:fill="none"/>
    </style:style>
    <style:style style:name="gr23" style:family="graphic" style:parent-style-name="standard">
      <style:graphic-properties draw:stroke="solid" svg:stroke-width="0.051cm" svg:stroke-color="#000000" svg:stroke-opacity="22%" draw:fill="solid" draw:fill-color="#000000" draw:opacity="10%" draw:textarea-vertical-align="middle" fo:padding-top="0.15cm" fo:padding-bottom="0.15cm" fo:padding-left="0.275cm" fo:padding-right="0.275cm" draw:shadow-opacity="10%"/>
    </style:style>
    <style:style style:name="gr24" style:family="graphic" style:parent-style-name="standard">
      <style:graphic-properties draw:stroke="dash" draw:stroke-dash="Ultrafine_20_Dashed" draw:fill="bitmap" draw:fill-color="#ffffff" draw:fill-image-name="Empty" draw:textarea-horizontal-align="justify" draw:textarea-vertical-align="middle" draw:auto-grow-height="false" draw:shadow-offset-x="0.203cm" draw:shadow-offset-y="0.203cm"/>
    </style:style>
    <style:style style:name="gr25" style:family="graphic" style:parent-style-name="standard">
      <style:graphic-properties draw:stroke="dash" draw:stroke-dash="Ultrafine_20_Dashed" svg:stroke-color="#000000" svg:stroke-opacity="60%" draw:fill="solid" draw:fill-color="#ffffff" draw:textarea-horizontal-align="justify" draw:textarea-vertical-align="middle" draw:auto-grow-height="false" draw:shadow="hidden"/>
    </style:style>
    <style:style style:name="gr26" style:family="graphic" style:parent-style-name="objectwithoutfill">
      <style:graphic-properties draw:stroke="dash" draw:stroke-dash="Ultrafine_20_Dashed" svg:stroke-opacity="60%" draw:fill="none"/>
    </style:style>
    <style:style style:name="gr27" style:family="graphic" style:parent-style-name="objectwithoutfill">
      <style:graphic-properties draw:stroke="dash" draw:stroke-dash="Ultrafine_20_Dashed" draw:marker-end="Arrow" draw:marker-end-width="0.203cm" svg:stroke-opacity="60%" draw:fill="none"/>
    </style:style>
    <style:style style:name="gr28" style:family="graphic" style:parent-style-name="objectwithoutfill">
      <style:graphic-properties draw:stroke="dash" draw:stroke-dash="Ultrafine_20_Dashed" svg:stroke-color="#00ae00" svg:stroke-opacity="60%" draw:fill="none"/>
    </style:style>
    <style:style style:name="gr29" style:family="graphic" style:parent-style-name="standard">
      <style:graphic-properties draw:stroke="dash" draw:stroke-dash="Ultrafine_20_Dashed" svg:stroke-color="#00ae00" svg:stroke-opacity="60%" draw:fill="solid" draw:fill-color="#ffffff" draw:textarea-horizontal-align="justify" draw:textarea-vertical-align="middle" draw:auto-grow-height="false" draw:shadow="hidden"/>
    </style:style>
    <style:style style:name="gr30" style:family="graphic" style:parent-style-name="objectwithoutfill">
      <style:graphic-properties draw:stroke="dash" draw:stroke-dash="Ultrafine_20_Dashed" svg:stroke-width="0.025cm" svg:stroke-color="#00ae00" draw:marker-start-width="0.229cm" draw:marker-end-width="0.229cm" svg:stroke-opacity="60%" draw:fill="none" fo:padding-top="0.137cm" fo:padding-bottom="0.137cm" fo:padding-left="0.262cm" fo:padding-right="0.262cm"/>
    </style:style>
    <style:style style:name="gr31" style:family="graphic" style:parent-style-name="standard">
      <style:graphic-properties draw:stroke="dash" draw:stroke-dash="Ultrafine_20_Dashed" svg:stroke-color="#000000" draw:fill="solid" draw:fill-color="#ff0000" draw:textarea-horizontal-align="justify" draw:textarea-vertical-align="middle" draw:auto-grow-height="false"/>
    </style:style>
    <style:style style:name="gr32" style:family="graphic" style:parent-style-name="standard">
      <style:graphic-properties draw:stroke="dash" draw:stroke-dash="Ultrafine_20_2_20_Dots_20_3_20_Dashes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0047ff" fo:font-size="11pt" style:font-size-asian="11pt" style:font-size-complex="11pt"/>
    </style:style>
    <style:style style:name="P4" style:family="paragraph">
      <style:paragraph-properties fo:text-align="center"/>
      <style:text-properties fo:color="#ff9966" fo:font-size="11pt" style:font-size-asian="11pt" style:font-size-complex="11pt"/>
    </style:style>
    <style:style style:name="P5" style:family="paragraph">
      <style:paragraph-properties fo:text-align="center"/>
      <style:text-properties fo:color="#808080"/>
    </style:style>
    <style:style style:name="P6" style:family="paragraph">
      <style:text-properties fo:color="#808080"/>
    </style:style>
    <style:style style:name="P7" style:family="paragraph">
      <style:text-properties fo:color="#808080" fo:font-size="12pt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47ff" fo:font-size="11pt" style:font-size-asian="11pt" style:font-size-complex="11pt"/>
    </style:style>
    <style:style style:name="T4" style:family="text">
      <style:text-properties fo:color="#ff9966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384cm" svg:height="3.734cm" svg:x="5.699cm" svg:y="9.236cm" svg:viewBox="0 0 5385 3735" svg:d="m472 1019c-756 1359-377 1472-377 1472l1763-1472-1008 2603 2898 113v-2603l1134 1811 503-226-1007-1924-505-567-1134 454-1007-680-1260 1019 252-113z">
          <text:p/>
        </draw:path>
        <draw:custom-shape draw:style-name="gr2" draw:text-style-name="P1" draw:layer="layout" svg:width="2.931cm" svg:height="2.931cm" svg:x="7.196cm" svg:y="6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0.762cm" svg:height="0.888cm" svg:x="6.807cm" svg:y="7.715cm" svg:viewBox="0 0 763 889" svg:d="m381 52c216 0 381 165 381 381s-165 381-381 381-381-165-381-381 165-381 381-381zm-381 0zm763 763zm-763-815v889z">
          <text:p/>
        </draw:path>
        <draw:path draw:style-name="gr4" draw:text-style-name="P1" draw:layer="layout" svg:width="1.65cm" svg:height="0.634cm" svg:x="13.06cm" svg:y="16.027cm" svg:viewBox="0 0 1651 635" svg:d="m381 381v254zm0 254h889zm889 0v-254zm-889-254h889zm889 0 381-381zm-867 0-381-381zm1248-381h-1651z">
          <text:p/>
        </draw:path>
        <draw:custom-shape draw:style-name="gr5" draw:text-style-name="P1" draw:layer="layout" svg:width="0.127cm" svg:height="0.127cm" svg:x="13.825cm" svg:y="16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2.23cm" svg:height="16.964cm" draw:transform="rotate (1.5707963267949) translate (2.544cm 17.512cm)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397cm" svg:height="1.064cm" svg:x="13.581cm" svg:y="15.003cm">
          <draw:text-box>
            <text:p text:style-name="P1">T<text:span text:style-name="T1">1</text:span></text:p>
          </draw:text-box>
        </draw:frame>
        <draw:frame draw:style-name="gr8" draw:text-style-name="P2" draw:layer="layout" svg:width="5.588cm" svg:height="1.014cm" svg:x="9.128cm" svg:y="5.191cm">
          <draw:text-box>
            <text:p><text:span text:style-name="T2">ListenerPosition(x1,y1,z1)</text:span></text:p>
          </draw:text-box>
        </draw:frame>
        <draw:line draw:style-name="gr9" draw:text-style-name="P1" draw:layer="layout" svg:x1="8.673cm" svg:y1="7.996cm" svg:x2="9.255cm" svg:y2="5.953cm">
          <text:p/>
        </draw:line>
        <draw:frame draw:style-name="gr10" draw:layer="layout" svg:width="1.397cm" svg:height="1.064cm" svg:x="10.41cm" svg:y="7.715cm">
          <draw:text-box>
            <text:p>R<text:span text:style-name="T1">1</text:span></text:p>
          </draw:text-box>
        </draw:frame>
        <draw:custom-shape draw:style-name="gr11" draw:text-style-name="P1" draw:layer="layout" svg:width="0.254cm" svg:height="0.254cm" svg:x="2.729cm" svg:y="4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2.07cm" svg:height="1.3cm" svg:x="1.978cm" svg:y="3.764cm">
          <draw:text-box>
            <text:p><text:span text:style-name="T2">(0,0,0)</text:span></text:p>
          </draw:text-box>
        </draw:frame>
        <draw:frame draw:style-name="gr10" draw:layer="layout" svg:width="1.397cm" svg:height="1.064cm" svg:x="5.811cm" svg:y="7.715cm">
          <draw:text-box>
            <text:p>R<text:span text:style-name="T1">2</text:span></text:p>
          </draw:text-box>
        </draw:frame>
        <draw:line draw:style-name="gr13" draw:text-style-name="P1" draw:layer="layout" svg:x1="8.666cm" svg:y1="8.26cm" svg:x2="8.666cm" svg:y2="12.07cm">
          <text:p/>
        </draw:line>
        <draw:line draw:style-name="gr9" draw:text-style-name="P1" draw:layer="layout" svg:x1="8.61cm" svg:y1="11.291cm" svg:x2="6.715cm" svg:y2="11.795cm">
          <text:p/>
        </draw:line>
        <draw:frame draw:style-name="gr14" draw:text-style-name="P2" draw:layer="layout" svg:width="4.356cm" svg:height="1.393cm" svg:x="2.867cm" svg:y="11.364cm">
          <draw:text-box>
            <text:p><text:span text:style-name="T2">ListenerView(x,y,z)</text:span></text:p>
          </draw:text-box>
        </draw:frame>
        <draw:line draw:style-name="gr13" draw:text-style-name="P1" draw:layer="layout" svg:x1="13.896cm" svg:y1="16.618cm" svg:x2="13.896cm" svg:y2="14.205cm">
          <text:p/>
        </draw:line>
        <draw:line draw:style-name="gr9" draw:text-style-name="P1" draw:layer="layout" svg:x1="14.174cm" svg:y1="14.924cm" svg:x2="15.317cm" svg:y2="14.543cm">
          <text:p/>
        </draw:line>
        <draw:frame draw:style-name="gr14" draw:text-style-name="P2" draw:layer="layout" svg:width="4.356cm" svg:height="1.393cm" svg:x="15.152cm" svg:y="13.908cm">
          <draw:text-box>
            <text:p><text:span text:style-name="T2">SourceView(x,y,z)</text:span></text:p>
          </draw:text-box>
        </draw:frame>
        <draw:line draw:style-name="gr15" draw:text-style-name="P1" draw:layer="layout" svg:x1="8.702cm" svg:y1="8.226cm" svg:x2="10.608cm" svg:y2="11.527cm">
          <text:p/>
        </draw:line>
        <draw:path draw:style-name="gr3" draw:text-style-name="P1" draw:layer="layout" svg:width="0.762cm" svg:height="0.888cm" draw:transform="rotate (-3.14159265358979) translate (10.487cm 8.575cm)" svg:viewBox="0 0 763 889" svg:d="m381 52c216 0 381 165 381 381s-165 381-381 381-381-165-381-381 165-381 381-381zm-381 0zm763 763zm-763-815v889z">
          <text:p/>
        </draw:path>
        <draw:line draw:style-name="gr15" draw:text-style-name="P1" draw:layer="layout" svg:x1="7.35cm" svg:y1="9.291cm" svg:x2="9.89cm" svg:y2="7.132cm">
          <text:p/>
        </draw:line>
        <draw:path draw:style-name="gr16" draw:text-style-name="P1" draw:layer="layout" svg:width="0.762cm" svg:height="0.888cm" draw:transform="rotate (0.698131700797732) translate (6.94838312954492cm 8.9968197687852cm)" svg:viewBox="0 0 763 889" svg:d="m381 52c216 0 381 165 381 381s-165 381-381 381-381-165-381-381 165-381 381-381zm-381 0zm763 763zm-763-815v889z">
          <text:p/>
        </draw:path>
        <draw:path draw:style-name="gr16" draw:text-style-name="P1" draw:layer="layout" svg:width="0.762cm" svg:height="0.888cm" draw:transform="rotate (-2.44346095279206) translate (10.2986168704551cm 7.3721802312148cm)" svg:viewBox="0 0 763 889" svg:d="m381 52c216 0 381 165 381 381s-165 381-381 381-381-165-381-381 165-381 381-381zm-381 0zm763 763zm-763-815v889z">
          <text:p/>
        </draw:path>
        <draw:path draw:style-name="gr17" draw:text-style-name="P1" draw:layer="layout" svg:width="1.126cm" svg:height="0.262cm" svg:x="8.663cm" svg:y="10.097cm" svg:viewBox="0 0 1127 263" svg:d="m0 256c20-4 41 7 61 6s41 2 61 0 41-5 63-2c19 3 40-2 61-6s45-1 67-4c19-3 41-2 61-6 22-4 44-3 65-12s42-5 64-8c20-3 43-6 63-13 26-9 41-10 63-14 20-4 40-10 61-14 28-12 42-17 65-22 20-4 45-15 61-17 22-8 43-18 65-26 21-14 40-20 59-29 22-10 53-16 67-26 27-12 33-16 51-25l69-38">
          <text:p/>
        </draw:path>
        <draw:custom-shape draw:style-name="gr5" draw:text-style-name="P1" draw:layer="layout" svg:width="0.127cm" svg:height="0.127cm" svg:x="8.599cm" svg:y="8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13.852cm" svg:y1="16.617cm" svg:x2="12.201cm" svg:y2="14.585cm">
          <text:p/>
        </draw:line>
        <draw:path draw:style-name="gr19" draw:text-style-name="P1" draw:layer="layout" svg:width="1.126cm" svg:height="0.262cm" draw:transform="rotate (-3.14159265358979) translate (13.879cm 15.245cm)" svg:viewBox="0 0 1127 263" svg:d="m0 256c20-4 41 7 61 6s41 2 61 0 41-5 63-2c19 3 40-2 61-6s45-1 67-4c19-3 41-2 61-6 22-4 44-3 65-12s42-5 64-8c20-3 43-6 63-13 26-9 41-10 63-14 20-4 40-10 61-14 28-12 42-17 65-22 20-4 45-15 61-17 22-8 43-18 65-26 21-14 40-20 59-29 22-10 53-16 67-26 27-12 33-16 51-25l69-38">
          <text:p/>
        </draw:path>
        <draw:path draw:style-name="gr20" draw:text-style-name="P1" draw:layer="layout" svg:width="1.65cm" svg:height="0.634cm" draw:transform="rotate (0.682249204604583) translate (13.0431333865333cm 16.861979469889cm)" svg:viewBox="0 0 1651 635" svg:d="m381 381v254zm0 254h889zm889 0v-254zm-889-254h889zm889 0 381-381zm-867 0-381-381zm1248-381h-1651z">
          <text:p/>
        </draw:path>
        <draw:frame draw:style-name="gr14" draw:text-style-name="P3" draw:layer="layout" svg:width="8.42cm" svg:height="1.393cm" svg:x="5.109cm" svg:y="13.319cm">
          <draw:text-box>
            <text:p><text:span text:style-name="T3">SourceRotation(azimuth,elevation,twist)</text:span></text:p>
          </draw:text-box>
        </draw:frame>
        <draw:line draw:style-name="gr18" draw:text-style-name="P1" draw:layer="layout" svg:x1="12.303cm" svg:y1="14.081cm" svg:x2="13.065cm" svg:y2="14.843cm">
          <text:p/>
        </draw:line>
        <draw:frame draw:style-name="gr21" draw:text-style-name="P2" draw:layer="layout" svg:width="5.072cm" svg:height="1.555cm" svg:x="15.513cm" svg:y="18.164cm">
          <draw:text-box>
            <text:p><text:span text:style-name="T2">RoomCornerB(x,y,z)</text:span></text:p>
          </draw:text-box>
        </draw:frame>
        <draw:custom-shape draw:style-name="gr11" draw:text-style-name="P1" draw:layer="layout" svg:width="0.254cm" svg:height="0.254cm" svg:x="19.328cm" svg:y="17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8.907cm" svg:y1="18.526cm" svg:x2="19.602cm" svg:y2="17.683cm">
          <text:p/>
        </draw:line>
        <draw:frame draw:style-name="gr21" draw:text-style-name="P2" draw:layer="layout" svg:width="5.072cm" svg:height="1.555cm" svg:x="2.413cm" svg:y="5.664cm">
          <draw:text-box>
            <text:p><text:span text:style-name="T2">RoomCornerA(x,y,z)</text:span></text:p>
          </draw:text-box>
        </draw:frame>
        <draw:custom-shape draw:style-name="gr11" draw:text-style-name="P1" draw:layer="layout" svg:width="0.254cm" svg:height="0.254cm" svg:x="2.428cm" svg:y="5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413cm" svg:y1="6.08cm" svg:x2="2.702cm" svg:y2="5.483cm">
          <text:p/>
        </draw:line>
        <draw:line draw:style-name="gr9" draw:text-style-name="P1" draw:layer="layout" svg:x1="-4.232cm" svg:y1="9.871cm" svg:x2="-4.994cm" svg:y2="9.744cm">
          <text:p/>
        </draw:line>
        <draw:frame draw:style-name="gr14" draw:text-style-name="P4" draw:layer="layout" svg:width="4.282cm" svg:height="1.393cm" svg:x="2.269cm" svg:y="8.447cm">
          <draw:text-box>
            <text:p text:style-name="P1"><text:span text:style-name="T4">Torso angle variable</text:span></text:p>
            <text:p text:style-name="P1"><text:span text:style-name="T4">(is an object)</text:span></text:p>
          </draw:text-box>
        </draw:frame>
        <draw:line draw:style-name="gr22" draw:text-style-name="P1" draw:layer="layout" svg:x1="6.842cm" svg:y1="10.144cm" svg:x2="5.699cm" svg:y2="9.636cm">
          <text:p/>
        </draw:line>
        <draw:path draw:style-name="gr23" draw:text-style-name="P1" draw:layer="layout" svg:width="5.384cm" svg:height="3.734cm" svg:x="13.073cm" svg:y="8.035cm" svg:viewBox="0 0 5385 3735" svg:d="m472 1019c-756 1359-377 1472-377 1472l1763-1472-1008 2603 2898 113v-2603l1134 1811 503-226-1007-1924-505-567-1134 454-1007-680-1260 1019 252-113z">
          <text:p/>
        </draw:path>
        <draw:custom-shape draw:style-name="gr24" draw:text-style-name="P1" draw:layer="layout" svg:width="2.931cm" svg:height="2.931cm" svg:x="14.57cm" svg:y="5.5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5" draw:text-style-name="P1" draw:layer="layout" svg:width="0.762cm" svg:height="0.888cm" svg:x="14.08cm" svg:y="6.667cm" svg:viewBox="0 0 763 889" svg:d="m381 52c216 0 381 165 381 381s-165 381-381 381-381-165-381-381 165-381 381-381zm-381 0zm763 763zm-763-815v889z">
          <text:p/>
        </draw:path>
        <draw:line draw:style-name="gr26" draw:text-style-name="P5" draw:layer="layout" svg:x1="16.047cm" svg:y1="6.795cm" svg:x2="16.367cm" svg:y2="5.064cm">
          <text:p/>
        </draw:line>
        <draw:line draw:style-name="gr27" draw:text-style-name="P1" draw:layer="layout" svg:x1="16.04cm" svg:y1="7.059cm" svg:x2="16.04cm" svg:y2="10.869cm">
          <text:p/>
        </draw:line>
        <draw:line draw:style-name="gr28" draw:text-style-name="P1" draw:layer="layout" svg:x1="16.076cm" svg:y1="7.025cm" svg:x2="17.982cm" svg:y2="10.326cm">
          <text:p/>
        </draw:line>
        <draw:path draw:style-name="gr25" draw:text-style-name="P1" draw:layer="layout" svg:width="0.762cm" svg:height="0.888cm" draw:transform="rotate (-3.14159265358979) translate (17.861cm 7.374cm)" svg:viewBox="0 0 763 889" svg:d="m381 52c216 0 381 165 381 381s-165 381-381 381-381-165-381-381 165-381 381-381zm-381 0zm763 763zm-763-815v889z">
          <text:p/>
        </draw:path>
        <draw:line draw:style-name="gr28" draw:text-style-name="P1" draw:layer="layout" svg:x1="14.724cm" svg:y1="8.09cm" svg:x2="17.264cm" svg:y2="5.931cm">
          <text:p/>
        </draw:line>
        <draw:path draw:style-name="gr29" draw:text-style-name="P1" draw:layer="layout" svg:width="0.762cm" svg:height="0.888cm" draw:transform="rotate (0.698131700797732) translate (14.3223831295449cm 7.7958197687852cm)" svg:viewBox="0 0 763 889" svg:d="m381 52c216 0 381 165 381 381s-165 381-381 381-381-165-381-381 165-381 381-381zm-381 0zm763 763zm-763-815v889z">
          <text:p/>
        </draw:path>
        <draw:path draw:style-name="gr29" draw:text-style-name="P1" draw:layer="layout" svg:width="0.762cm" svg:height="0.888cm" draw:transform="rotate (-2.44346095279206) translate (17.6726168704551cm 6.1711802312148cm)" svg:viewBox="0 0 763 889" svg:d="m381 52c216 0 381 165 381 381s-165 381-381 381-381-165-381-381 165-381 381-381zm-381 0zm763 763zm-763-815v889z">
          <text:p/>
        </draw:path>
        <draw:path draw:style-name="gr30" draw:text-style-name="P1" draw:layer="layout" svg:width="1.126cm" svg:height="0.262cm" svg:x="16.037cm" svg:y="8.896cm" svg:viewBox="0 0 1127 263" svg:d="m0 256c20-4 41 7 61 6s41 2 61 0 41-5 63-2c19 3 40-2 61-6s45-1 67-4c19-3 41-2 61-6 22-4 44-3 65-12s42-5 64-8c20-3 43-6 63-13 26-9 41-10 63-14 20-4 40-10 61-14 28-12 42-17 65-22 20-4 45-15 61-17 22-8 43-18 65-26 21-14 40-20 59-29 22-10 53-16 67-26 27-12 33-16 51-25l69-38">
          <text:p/>
        </draw:path>
        <draw:custom-shape draw:style-name="gr31" draw:text-style-name="P1" draw:layer="layout" svg:width="0.127cm" svg:height="0.127cm" svg:x="15.973cm" svg:y="6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6.425cm" svg:height="1.014cm" svg:x="14.165cm" svg:y="4.221cm">
          <draw:text-box>
            <text:p text:style-name="P6"><text:span text:style-name="T2">ListenerPosition(x2,y2,z2)</text:span></text:p>
          </draw:text-box>
        </draw:frame>
        <draw:custom-shape draw:style-name="gr32" draw:text-style-name="P1" draw:layer="layout" svg:width="2.238cm" svg:height="1.004cm" draw:transform="rotate (0.20943951023932) translate (11.407cm 7.4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measure-align="inside" draw:measure-vertical-align="below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9T14:51:43.19</meta:creation-date>
    <dc:date>2012-07-23T11:56:51.99</dc:date>
    <meta:editing-duration>PT2H30M59S</meta:editing-duration>
    <meta:editing-cycles>30</meta:editing-cycles>
    <meta:generator>LibreOffice/3.5$Windows_x86 LibreOffice_project/165a79a-7059095-e13bb37-fef39a4-9503d18</meta:generator>
    <meta:document-statistic meta:object-count="54"/>
  </office:meta>
</office:document-meta>
</file>